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3">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4">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5">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6">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7">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8">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9">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10">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11">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style:style style:name="P1" style:parent-style-name="Heading1" style:master-page-name="MP0" style:family="paragraph">
      <style:paragraph-properties fo:break-before="page"/>
    </style:style>
    <style:style style:name="T2" style:parent-style-name="DefaultParagraphFont" style:family="text">
      <style:text-properties style:font-style-complex="italic"/>
    </style:style>
    <style:style style:name="T3" style:parent-style-name="DefaultParagraphFont" style:family="text">
      <style:text-properties style:font-style-complex="italic"/>
    </style:style>
    <style:style style:name="T4" style:parent-style-name="DefaultParagraphFont" style:family="text">
      <style:text-properties style:font-style-complex="italic"/>
    </style:style>
    <style:style style:name="P5" style:parent-style-name="Normal" style:list-style-name="LFO2" style:family="paragraph"/>
    <style:style style:name="P6" style:parent-style-name="Normal" style:list-style-name="LFO2" style:family="paragraph"/>
    <style:style style:name="P7" style:parent-style-name="ListParagraph" style:family="paragraph">
      <style:paragraph-properties fo:margin-left="0.9in">
        <style:tab-stops/>
      </style:paragraph-properties>
    </style:style>
    <style:style style:name="P8" style:parent-style-name="Normal" style:list-style-name="LFO2" style:family="paragraph"/>
    <style:style style:name="P9" style:parent-style-name="Normal" style:list-style-name="LFO2" style:family="paragraph"/>
    <style:style style:name="P10" style:parent-style-name="Normal" style:list-style-name="LFO2" style:family="paragraph"/>
    <style:style style:name="P11" style:parent-style-name="Normal" style:list-style-name="LFO2" style:family="paragraph"/>
    <style:style style:name="P12" style:parent-style-name="Normal" style:list-style-name="LFO2" style:family="paragraph"/>
    <style:style style:name="P13" style:parent-style-name="Normal" style:list-style-name="LFO2" style:family="paragraph"/>
    <style:style style:name="P14" style:parent-style-name="Normal" style:list-style-name="LFO2" style:family="paragraph"/>
    <style:style style:name="P15" style:parent-style-name="Normal" style:list-style-name="LFO2" style:family="paragraph"/>
    <style:style style:name="P16" style:parent-style-name="Normal" style:list-style-name="LFO2" style:family="paragraph"/>
    <style:style style:name="P17" style:parent-style-name="Normal" style:list-style-name="LFO2" style:family="paragraph"/>
    <style:style style:name="P18" style:parent-style-name="Normal" style:list-style-name="LFO2" style:family="paragraph"/>
    <style:style style:name="P19" style:parent-style-name="Normal" style:list-style-name="LFO2" style:family="paragraph"/>
    <style:style style:name="P20" style:parent-style-name="Normal" style:family="paragraph">
      <style:paragraph-properties fo:break-before="page"/>
    </style:style>
    <style:style style:name="T21" style:parent-style-name="DefaultParagraphFont" style:family="text">
      <style:text-properties style:font-style-complex="italic"/>
    </style:style>
    <style:style style:name="T22" style:parent-style-name="DefaultParagraphFont" style:family="text">
      <style:text-properties style:font-style-complex="italic"/>
    </style:style>
    <style:style style:name="T23" style:parent-style-name="DefaultParagraphFont" style:family="text">
      <style:text-properties style:font-style-complex="italic"/>
    </style:style>
    <style:style style:name="P24" style:parent-style-name="Normal" style:list-style-name="LFO4" style:family="paragraph">
      <style:paragraph-properties fo:margin-top="0.0416in" fo:margin-bottom="0.0416in" fo:line-height="100%"/>
    </style:style>
    <style:style style:name="P25" style:parent-style-name="Normal" style:list-style-name="LFO4" style:family="paragraph">
      <style:paragraph-properties fo:margin-top="0.0416in" fo:margin-bottom="0.0416in" fo:line-height="100%"/>
    </style:style>
    <style:style style:name="P26" style:parent-style-name="ListParagraph" style:family="paragraph">
      <style:paragraph-properties fo:margin-left="0.9in">
        <style:tab-stops/>
      </style:paragraph-properties>
    </style:style>
    <style:style style:name="P27" style:parent-style-name="Normal" style:list-style-name="LFO4" style:family="paragraph">
      <style:paragraph-properties fo:margin-top="0.0416in" fo:margin-bottom="0.0416in" fo:line-height="100%"/>
    </style:style>
    <style:style style:name="P28" style:parent-style-name="Normal" style:list-style-name="LFO4" style:family="paragraph">
      <style:paragraph-properties fo:margin-top="0.0416in" fo:margin-bottom="0.0416in" fo:line-height="100%"/>
    </style:style>
    <style:style style:name="P29" style:parent-style-name="Normal" style:list-style-name="LFO4" style:family="paragraph">
      <style:paragraph-properties fo:margin-top="0.0416in" fo:margin-bottom="0.0416in" fo:line-height="100%"/>
    </style:style>
    <style:style style:name="P30" style:parent-style-name="Normal" style:list-style-name="LFO4" style:family="paragraph">
      <style:paragraph-properties fo:margin-top="0.0416in" fo:margin-bottom="0.0416in" fo:line-height="100%"/>
    </style:style>
    <style:style style:name="P31" style:parent-style-name="Normal" style:list-style-name="LFO4" style:family="paragraph">
      <style:paragraph-properties fo:margin-top="0.0416in" fo:margin-bottom="0.0416in" fo:line-height="100%"/>
    </style:style>
    <style:style style:name="P32" style:parent-style-name="Normal" style:list-style-name="LFO4" style:family="paragraph">
      <style:paragraph-properties fo:margin-top="0.0416in" fo:margin-bottom="0.0416in" fo:line-height="100%"/>
    </style:style>
    <style:style style:name="P33" style:parent-style-name="Normal" style:list-style-name="LFO4" style:family="paragraph">
      <style:paragraph-properties fo:margin-top="0.0416in" fo:margin-bottom="0.0416in" fo:line-height="100%"/>
    </style:style>
    <style:style style:name="P34" style:parent-style-name="Normal" style:list-style-name="LFO4" style:family="paragraph">
      <style:paragraph-properties fo:margin-top="0.0416in" fo:margin-bottom="0.0416in" fo:line-height="100%"/>
    </style:style>
    <style:style style:name="P35" style:parent-style-name="Normal" style:list-style-name="LFO4" style:family="paragraph">
      <style:paragraph-properties fo:margin-top="0.0416in" fo:margin-bottom="0.0416in" fo:line-height="100%"/>
    </style:style>
    <style:style style:name="P36" style:parent-style-name="Normal" style:list-style-name="LFO4" style:family="paragraph">
      <style:paragraph-properties fo:margin-top="0.0416in" fo:margin-bottom="0.0416in" fo:line-height="100%"/>
    </style:style>
    <style:style style:name="P37" style:parent-style-name="Normal" style:list-style-name="LFO4" style:family="paragraph">
      <style:paragraph-properties fo:margin-top="0.0416in" fo:margin-bottom="0.0416in" fo:line-height="100%"/>
    </style:style>
    <style:style style:name="P38" style:parent-style-name="Normal" style:list-style-name="LFO4" style:family="paragraph">
      <style:paragraph-properties fo:margin-top="0.0416in" fo:margin-bottom="0.0416in" fo:line-height="100%"/>
    </style:style>
    <style:style style:name="P39" style:parent-style-name="Normal" style:list-style-name="LFO4" style:family="paragraph">
      <style:paragraph-properties fo:margin-top="0.0416in" fo:margin-bottom="0.0416in" fo:line-height="100%"/>
    </style:style>
    <style:style style:name="P40" style:parent-style-name="Normal" style:family="paragraph">
      <style:paragraph-properties fo:break-before="page"/>
    </style:style>
    <style:style style:name="T41" style:parent-style-name="DefaultParagraphFont" style:family="text">
      <style:text-properties style:font-style-complex="italic"/>
    </style:style>
    <style:style style:name="T42" style:parent-style-name="DefaultParagraphFont" style:family="text">
      <style:text-properties style:font-style-complex="italic"/>
    </style:style>
    <style:style style:name="T43" style:parent-style-name="DefaultParagraphFont" style:family="text">
      <style:text-properties style:font-style-complex="italic"/>
    </style:style>
    <style:style style:name="P44" style:parent-style-name="Normal" style:list-style-name="LFO5" style:family="paragraph">
      <style:paragraph-properties fo:margin-top="0.0416in" fo:margin-bottom="0.0416in" fo:line-height="100%"/>
    </style:style>
    <style:style style:name="P45" style:parent-style-name="Normal" style:list-style-name="LFO5" style:family="paragraph">
      <style:paragraph-properties fo:margin-top="0.0416in" fo:margin-bottom="0.0416in" fo:line-height="100%"/>
    </style:style>
    <style:style style:name="P46" style:parent-style-name="Normal" style:list-style-name="LFO5" style:family="paragraph">
      <style:paragraph-properties fo:margin-top="0.0416in" fo:margin-bottom="0.0416in" fo:line-height="100%"/>
    </style:style>
    <style:style style:name="P47" style:parent-style-name="Normal" style:list-style-name="LFO5" style:family="paragraph">
      <style:paragraph-properties fo:margin-top="0.0416in" fo:margin-bottom="0.0416in" fo:line-height="100%"/>
    </style:style>
    <style:style style:name="P48" style:parent-style-name="ListParagraph" style:family="paragraph">
      <style:paragraph-properties fo:margin-left="0.9in">
        <style:tab-stops/>
      </style:paragraph-properties>
    </style:style>
    <style:style style:name="P49" style:parent-style-name="Normal" style:list-style-name="LFO5" style:family="paragraph">
      <style:paragraph-properties fo:margin-top="0.0416in" fo:margin-bottom="0.0416in" fo:line-height="100%"/>
    </style:style>
    <style:style style:name="P50" style:parent-style-name="Normal" style:list-style-name="LFO5" style:family="paragraph">
      <style:paragraph-properties fo:margin-top="0.0416in" fo:margin-bottom="0.0416in" fo:line-height="100%"/>
    </style:style>
    <style:style style:name="P51" style:parent-style-name="Normal" style:list-style-name="LFO5" style:family="paragraph">
      <style:paragraph-properties fo:margin-top="0.0416in" fo:margin-bottom="0.0416in" fo:line-height="100%"/>
    </style:style>
    <style:style style:name="P52" style:parent-style-name="Normal" style:list-style-name="LFO5" style:family="paragraph">
      <style:paragraph-properties fo:margin-top="0.0416in" fo:margin-bottom="0.0416in" fo:line-height="100%"/>
    </style:style>
    <style:style style:name="P53" style:parent-style-name="Normal" style:list-style-name="LFO5" style:family="paragraph">
      <style:paragraph-properties fo:margin-top="0.0416in" fo:margin-bottom="0.0416in" fo:line-height="100%"/>
    </style:style>
    <style:style style:name="P54" style:parent-style-name="Normal" style:list-style-name="LFO5" style:family="paragraph">
      <style:paragraph-properties fo:margin-top="0.0416in" fo:margin-bottom="0.0416in" fo:line-height="100%"/>
    </style:style>
    <style:style style:name="P55" style:parent-style-name="Normal" style:family="paragraph">
      <style:paragraph-properties fo:break-before="page"/>
    </style:style>
    <style:style style:name="T56" style:parent-style-name="DefaultParagraphFont" style:family="text">
      <style:text-properties style:font-style-complex="italic"/>
    </style:style>
    <style:style style:name="T57" style:parent-style-name="DefaultParagraphFont" style:family="text">
      <style:text-properties style:font-style-complex="italic"/>
    </style:style>
    <style:style style:name="T58" style:parent-style-name="DefaultParagraphFont" style:family="text">
      <style:text-properties style:font-style-complex="italic"/>
    </style:style>
    <style:style style:name="P59" style:parent-style-name="Normal" style:list-style-name="LFO6" style:family="paragraph">
      <style:paragraph-properties fo:margin-top="0.0416in" fo:margin-bottom="0.0416in" fo:line-height="100%"/>
    </style:style>
    <style:style style:name="P60" style:parent-style-name="Normal" style:list-style-name="LFO6" style:family="paragraph">
      <style:paragraph-properties fo:margin-top="0.0416in" fo:margin-bottom="0.0416in" fo:line-height="100%"/>
    </style:style>
    <style:style style:name="P61" style:parent-style-name="Normal" style:list-style-name="LFO6" style:family="paragraph">
      <style:paragraph-properties fo:margin-top="0.0416in" fo:margin-bottom="0.0416in" fo:line-height="100%"/>
    </style:style>
    <style:style style:name="P62" style:parent-style-name="Normal" style:list-style-name="LFO6" style:family="paragraph">
      <style:paragraph-properties fo:margin-top="0.0416in" fo:margin-bottom="0.0416in" fo:line-height="100%"/>
    </style:style>
    <style:style style:name="P63" style:parent-style-name="ListParagraph" style:family="paragraph">
      <style:paragraph-properties fo:margin-left="0.9in">
        <style:tab-stops/>
      </style:paragraph-properties>
    </style:style>
    <style:style style:name="P64" style:parent-style-name="Normal" style:list-style-name="LFO6" style:family="paragraph">
      <style:paragraph-properties fo:margin-top="0.0416in" fo:margin-bottom="0.0416in" fo:line-height="100%"/>
    </style:style>
    <style:style style:name="P65" style:parent-style-name="Normal" style:list-style-name="LFO6" style:family="paragraph">
      <style:paragraph-properties fo:margin-top="0.0416in" fo:margin-bottom="0.0416in" fo:line-height="100%"/>
    </style:style>
    <style:style style:name="P66" style:parent-style-name="Normal" style:list-style-name="LFO6" style:family="paragraph">
      <style:paragraph-properties fo:margin-top="0.0416in" fo:margin-bottom="0.0416in" fo:line-height="100%"/>
    </style:style>
    <style:style style:name="P67" style:parent-style-name="Normal" style:list-style-name="LFO6" style:family="paragraph">
      <style:paragraph-properties fo:margin-top="0.0416in" fo:margin-bottom="0.0416in" fo:line-height="100%"/>
    </style:style>
    <style:style style:name="P68" style:parent-style-name="Normal" style:list-style-name="LFO6" style:family="paragraph">
      <style:paragraph-properties fo:margin-top="0.0416in" fo:margin-bottom="0.0416in" fo:line-height="100%"/>
    </style:style>
    <style:style style:name="P69" style:parent-style-name="Normal" style:list-style-name="LFO6" style:family="paragraph">
      <style:paragraph-properties fo:margin-top="0.0416in" fo:margin-bottom="0.0416in" fo:line-height="100%"/>
    </style:style>
    <style:style style:name="P70" style:parent-style-name="Normal" style:list-style-name="LFO6" style:family="paragraph">
      <style:paragraph-properties fo:margin-top="0.0416in" fo:margin-bottom="0.0416in" fo:line-height="100%"/>
    </style:style>
    <style:style style:name="P71" style:parent-style-name="Normal" style:list-style-name="LFO6" style:family="paragraph">
      <style:paragraph-properties fo:margin-top="0.0416in" fo:margin-bottom="0.0416in" fo:line-height="100%"/>
    </style:style>
    <style:style style:name="P72" style:parent-style-name="Normal" style:list-style-name="LFO6" style:family="paragraph">
      <style:paragraph-properties fo:margin-top="0.0416in" fo:margin-bottom="0.0416in" fo:line-height="100%"/>
    </style:style>
    <style:style style:name="P73" style:parent-style-name="Normal" style:list-style-name="LFO6" style:family="paragraph">
      <style:paragraph-properties fo:margin-top="0.0416in" fo:margin-bottom="0.0416in" fo:line-height="100%"/>
    </style:style>
    <style:style style:name="P74" style:parent-style-name="Normal" style:list-style-name="LFO6" style:family="paragraph">
      <style:paragraph-properties fo:margin-top="0.0416in" fo:margin-bottom="0.0416in" fo:line-height="100%"/>
    </style:style>
    <style:style style:name="P75" style:parent-style-name="Normal" style:list-style-name="LFO6" style:family="paragraph">
      <style:paragraph-properties fo:margin-top="0.0416in" fo:margin-bottom="0.0416in" fo:line-height="100%"/>
    </style:style>
    <style:style style:name="P76" style:parent-style-name="Normal" style:family="paragraph">
      <style:paragraph-properties fo:break-before="page"/>
    </style:style>
    <style:style style:name="T77" style:parent-style-name="DefaultParagraphFont" style:family="text">
      <style:text-properties style:font-style-complex="italic"/>
    </style:style>
    <style:style style:name="T78" style:parent-style-name="DefaultParagraphFont" style:family="text">
      <style:text-properties style:font-style-complex="italic"/>
    </style:style>
    <style:style style:name="T79" style:parent-style-name="DefaultParagraphFont" style:family="text">
      <style:text-properties style:font-style-complex="italic"/>
    </style:style>
    <style:style style:name="P80" style:parent-style-name="Normal" style:list-style-name="LFO7" style:family="paragraph">
      <style:paragraph-properties fo:margin-top="0.0416in" fo:margin-bottom="0.0416in" fo:line-height="100%"/>
    </style:style>
    <style:style style:name="P81" style:parent-style-name="Normal" style:list-style-name="LFO7" style:family="paragraph">
      <style:paragraph-properties fo:margin-top="0.0416in" fo:margin-bottom="0.0416in" fo:line-height="100%"/>
    </style:style>
    <style:style style:name="P82" style:parent-style-name="Normal" style:list-style-name="LFO7" style:family="paragraph">
      <style:paragraph-properties fo:margin-top="0.0416in" fo:margin-bottom="0.0416in" fo:line-height="100%"/>
    </style:style>
    <style:style style:name="P83" style:parent-style-name="ListParagraph" style:family="paragraph">
      <style:paragraph-properties fo:margin-left="0.9in">
        <style:tab-stops/>
      </style:paragraph-properties>
    </style:style>
    <style:style style:name="P84" style:parent-style-name="Normal" style:list-style-name="LFO7" style:family="paragraph">
      <style:paragraph-properties fo:margin-top="0.0416in" fo:margin-bottom="0.0416in" fo:line-height="100%"/>
    </style:style>
    <style:style style:name="P85" style:parent-style-name="Normal" style:list-style-name="LFO7" style:family="paragraph">
      <style:paragraph-properties fo:margin-top="0.0416in" fo:margin-bottom="0.0416in" fo:line-height="100%"/>
    </style:style>
    <style:style style:name="P86" style:parent-style-name="Normal" style:list-style-name="LFO7" style:family="paragraph">
      <style:paragraph-properties fo:margin-top="0.0416in" fo:margin-bottom="0.0416in" fo:line-height="100%"/>
    </style:style>
    <style:style style:name="P87" style:parent-style-name="Normal" style:list-style-name="LFO7" style:family="paragraph">
      <style:paragraph-properties fo:margin-top="0.0416in" fo:margin-bottom="0.0416in" fo:line-height="100%"/>
    </style:style>
    <style:style style:name="P88" style:parent-style-name="Normal" style:list-style-name="LFO7" style:family="paragraph">
      <style:paragraph-properties fo:margin-top="0.0416in" fo:margin-bottom="0.0416in" fo:line-height="100%"/>
    </style:style>
    <style:style style:name="P89" style:parent-style-name="Normal" style:list-style-name="LFO7" style:family="paragraph">
      <style:paragraph-properties fo:margin-top="0.0416in" fo:margin-bottom="0.0416in" fo:line-height="100%"/>
    </style:style>
    <style:style style:name="P90" style:parent-style-name="Normal" style:list-style-name="LFO7" style:family="paragraph">
      <style:paragraph-properties fo:margin-top="0.0416in" fo:margin-bottom="0.0416in" fo:line-height="100%"/>
    </style:style>
    <style:style style:name="P91" style:parent-style-name="Normal" style:list-style-name="LFO7" style:family="paragraph">
      <style:paragraph-properties fo:margin-top="0.0416in" fo:margin-bottom="0.0416in" fo:line-height="100%"/>
    </style:style>
    <style:style style:name="P92" style:parent-style-name="Normal" style:list-style-name="LFO7" style:family="paragraph">
      <style:paragraph-properties fo:margin-top="0.0416in" fo:margin-bottom="0.0416in" fo:line-height="100%"/>
    </style:style>
    <style:style style:name="P93" style:parent-style-name="Normal" style:list-style-name="LFO7" style:family="paragraph">
      <style:paragraph-properties fo:margin-top="0.0416in" fo:margin-bottom="0.0416in" fo:line-height="100%"/>
    </style:style>
    <style:style style:name="P94" style:parent-style-name="Normal" style:list-style-name="LFO7" style:family="paragraph">
      <style:paragraph-properties fo:margin-top="0.0416in" fo:margin-bottom="0.0416in" fo:line-height="100%"/>
    </style:style>
    <style:style style:name="P95" style:parent-style-name="Normal" style:list-style-name="LFO7" style:family="paragraph">
      <style:paragraph-properties fo:margin-top="0.0416in" fo:margin-bottom="0.0416in" fo:line-height="100%"/>
    </style:style>
    <style:style style:name="P96" style:parent-style-name="Normal" style:family="paragraph">
      <style:paragraph-properties fo:break-before="page"/>
    </style:style>
    <style:style style:name="T97" style:parent-style-name="DefaultParagraphFont" style:family="text">
      <style:text-properties style:font-style-complex="italic"/>
    </style:style>
    <style:style style:name="T98" style:parent-style-name="DefaultParagraphFont" style:family="text">
      <style:text-properties style:font-style-complex="italic"/>
    </style:style>
    <style:style style:name="T99" style:parent-style-name="DefaultParagraphFont" style:family="text">
      <style:text-properties style:font-style-complex="italic"/>
    </style:style>
    <style:style style:name="P100" style:parent-style-name="Normal" style:list-style-name="LFO8" style:family="paragraph">
      <style:paragraph-properties fo:margin-top="0.0416in" fo:margin-bottom="0.0416in" fo:line-height="100%"/>
    </style:style>
    <style:style style:name="P101" style:parent-style-name="Normal" style:list-style-name="LFO8" style:family="paragraph">
      <style:paragraph-properties fo:margin-top="0.0416in" fo:margin-bottom="0.0416in" fo:line-height="100%"/>
    </style:style>
    <style:style style:name="P102" style:parent-style-name="Normal" style:list-style-name="LFO8" style:family="paragraph">
      <style:paragraph-properties fo:margin-top="0.0416in" fo:margin-bottom="0.0416in" fo:line-height="100%"/>
    </style:style>
    <style:style style:name="P103" style:parent-style-name="Normal" style:family="paragraph">
      <style:paragraph-properties fo:break-before="page"/>
    </style:style>
    <style:style style:name="T104" style:parent-style-name="DefaultParagraphFont" style:family="text">
      <style:text-properties style:font-style-complex="italic"/>
    </style:style>
    <style:style style:name="T105" style:parent-style-name="DefaultParagraphFont" style:family="text">
      <style:text-properties style:font-style-complex="italic"/>
    </style:style>
    <style:style style:name="T106" style:parent-style-name="DefaultParagraphFont" style:family="text">
      <style:text-properties style:font-style-complex="italic"/>
    </style:style>
    <style:style style:name="P107" style:parent-style-name="Normal" style:list-style-name="LFO9" style:family="paragraph">
      <style:paragraph-properties fo:margin-top="0.0416in" fo:margin-bottom="0.0416in" fo:line-height="100%"/>
    </style:style>
    <style:style style:name="P108" style:parent-style-name="Normal" style:list-style-name="LFO9" style:family="paragraph">
      <style:paragraph-properties fo:margin-top="0.0416in" fo:margin-bottom="0.0416in" fo:line-height="100%"/>
    </style:style>
    <style:style style:name="P109" style:parent-style-name="Normal" style:list-style-name="LFO9" style:family="paragraph">
      <style:paragraph-properties fo:margin-top="0.0416in" fo:margin-bottom="0.0416in" fo:line-height="100%"/>
    </style:style>
    <style:style style:name="P110" style:parent-style-name="Normal" style:family="paragraph">
      <style:paragraph-properties fo:break-before="page"/>
    </style:style>
    <style:style style:name="P111" style:parent-style-name="Heading1" style:family="paragraph">
      <style:paragraph-properties fo:keep-with-next="auto" fo:keep-together="auto" fo:widows="0" fo:orphans="0" fo:margin-top="0.0833in" fo:margin-bottom="0.0416in" style:line-height-at-least="0.1666in" fo:margin-left="0.3in" fo:text-indent="-0.3in">
        <style:tab-stops>
          <style:tab-stop style:type="left" style:position="0in"/>
        </style:tab-stops>
      </style:paragraph-properties>
    </style:style>
    <style:style style:name="T112" style:parent-style-name="DefaultParagraphFont" style:family="text">
      <style:text-properties style:font-style-complex="italic"/>
    </style:style>
    <style:style style:name="T113" style:parent-style-name="DefaultParagraphFont" style:family="text">
      <style:text-properties style:font-style-complex="italic"/>
    </style:style>
    <style:style style:name="T114" style:parent-style-name="DefaultParagraphFont" style:family="text">
      <style:text-properties style:font-style-complex="italic"/>
    </style:style>
    <style:style style:name="P115" style:parent-style-name="Normal" style:list-style-name="LFO10" style:family="paragraph">
      <style:paragraph-properties fo:margin-top="0.0416in" fo:margin-bottom="0.0416in" fo:line-height="100%"/>
    </style:style>
    <style:style style:name="P116" style:parent-style-name="Normal" style:list-style-name="LFO10" style:family="paragraph">
      <style:paragraph-properties fo:margin-top="0.0416in" fo:margin-bottom="0.0416in" fo:line-height="100%"/>
    </style:style>
    <style:style style:name="P117" style:parent-style-name="Normal" style:list-style-name="LFO10" style:family="paragraph">
      <style:paragraph-properties fo:margin-top="0.0416in" fo:margin-bottom="0.0416in" fo:line-height="100%"/>
    </style:style>
    <style:style style:name="P118" style:parent-style-name="Normal" style:list-style-name="LFO10" style:family="paragraph">
      <style:paragraph-properties fo:margin-top="0.0416in" fo:margin-bottom="0.0416in" fo:line-height="100%"/>
    </style:style>
    <style:style style:name="P119" style:parent-style-name="Normal" style:list-style-name="LFO10" style:family="paragraph">
      <style:paragraph-properties fo:margin-top="0.0416in" fo:margin-bottom="0.0416in" fo:line-height="100%"/>
    </style:style>
    <style:style style:name="P120" style:parent-style-name="Normal" style:family="paragraph">
      <style:paragraph-properties fo:break-before="page"/>
    </style:style>
    <style:style style:name="T121" style:parent-style-name="DefaultParagraphFont" style:family="text">
      <style:text-properties style:font-style-complex="italic"/>
    </style:style>
    <style:style style:name="T122" style:parent-style-name="DefaultParagraphFont" style:family="text">
      <style:text-properties style:font-style-complex="italic"/>
    </style:style>
    <style:style style:name="T123" style:parent-style-name="DefaultParagraphFont" style:family="text">
      <style:text-properties style:font-style-complex="italic"/>
    </style:style>
    <style:style style:name="P124" style:parent-style-name="Normal" style:list-style-name="LFO11" style:family="paragraph">
      <style:paragraph-properties fo:margin-top="0.0416in" fo:margin-bottom="0.0416in" fo:line-height="100%"/>
    </style:style>
  </office:automatic-styles>
  <office:body>
    <office:text text:use-soft-page-breaks="true">
      <text:h text:style-name="P1" text:outline-level="1">Unit Testing</text:h>
      <text:h text:style-name="Heading2" text:outline-level="2">Test Case 1.1</text:h>
      <text:h text:style-name="Heading3" text:outline-level="3">Introduction</text:h>
      <text:h text:style-name="Heading4" text:outline-level="4"><text:bookmark-start text:name="_Toc456598587"/><text:bookmark-start text:name="_Toc456600918"/><text:bookmark-start text:name="_Toc494193640"/><text:bookmark-start text:name="_Toc184632743"/>P<text:bookmark-end text:name="_Toc456598587"/><text:bookmark-end text:name="_Toc456600918"/><text:bookmark-end text:name="_Toc494193640"/>urpose of the<text:s/>Test<text:s/>Case<text:s/>document<text:bookmark-end text:name="_Toc184632743"/></text:h>
      <text:p text:style-name="NoSpacing"><text:bookmark-start text:name="OLE_LINK1"/><text:bookmark-start text:name="OLE_LINK2"/>This<text:s/>document<text:s/>lists<text:s/>the functional requirements<text:s/>for Unit Test 1.1 test case “Test form recording Rentals”.<text:s/><text:line-break/><text:line-break/>The intended audience is<text:s/><text:span text:style-name="T2">the project manager,<text:s/></text:span><text:span text:style-name="T3">development</text:span><text:span text:style-name="T4"><text:s/>team and testing team.<text:s/></text:span></text:p>
      <text:h text:style-name="Heading3" text:outline-level="3"><text:bookmark-start text:name="_Toc494193648"/><text:bookmark-start text:name="_Toc184632744"/><text:bookmark-end text:name="OLE_LINK1"/><text:bookmark-end text:name="OLE_LINK2"/>Test Case Specification<text:bookmark-end text:name="_Toc184632744"/></text:h>
      <text:p text:style-name="NoSpacing"><text:bookmark-start text:name="_Toc184632745"/>Test Form Recording DVD Rentals<text:s/></text:p>
      <text:h text:style-name="Heading4" text:outline-level="4">Description<text:bookmark-end text:name="_Toc184632745"/></text:h>
      <text:p text:style-name="NoSpacing"><text:bookmark-start text:name="_Toc184632746"/>This test is to check if the<text:s/>user can set an existing DVD to “rented”. This can be confirmed by finding a new entry in the “Rentals table”, showing the corresponding Customer ID (based on the selected username) and DVD ID (based on the selected DVD name).<text:s/></text:p>
      <text:h text:style-name="Heading4" text:outline-level="4">Resources<text:bookmark-end text:name="_Toc184632746"/></text:h>
      <text:p text:style-name="NoSpacing">Mock data</text:p>
      <text:p text:style-name="NoSpacing">Database access</text:p>
      <text:p text:style-name="NoSpacing">Program access</text:p>
      <text:h text:style-name="Heading4" text:outline-level="4"><text:bookmark-start text:name="_Toc184632747"/>Preconditions<text:bookmark-end text:name="_Toc184632747"/></text:h>
      <text:p text:style-name="NoSpacing">A selection of validated customer records existing in the database</text:p>
      <text:p text:style-name="NoSpacing">A selection of validated DVD records existing in the database</text:p>
      <text:h text:style-name="Heading4" text:outline-level="4"><text:bookmark-start text:name="_Toc184632748"/>Post Conditions<text:bookmark-end text:name="_Toc184632748"/></text:h>
      <text:p text:style-name="NoSpacing">A new Rental record is created on the “Rentals Table” based on the selected Customer name/ID and DVD Name/ID.</text:p>
      <text:h text:style-name="Heading4" text:outline-level="4"><text:bookmark-start text:name="_Toc184632749"/>Flow of Events<text:bookmark-end text:name="_Toc184632749"/></text:h>
      <text:list text:style-name="LFO2" text:continue-numbering="true">
        <text:list-item>
          <text:p text:style-name="P5">Open the SAT_DB_DVD database.</text:p>
        </text:list-item>
        <text:list-item>
          <text:p text:style-name="P6">Left click on the green “New Rental” button (to open the Rentals form).</text:p>
        </text:list-item>
      </text:list>
      <text:p text:style-name="P7">(First run through with Normal Data as follows, second run uses blank fields)</text:p>
      <text:list text:style-name="LFO2" text:continue-numbering="true">
        <text:list-item>
          <text:p text:style-name="P8">Select “Adams David” in the “Choose Customer” dropdown list.</text:p>
        </text:list-item>
        <text:list-item>
          <text:p text:style-name="P9">Select “A bugs life” in the “Choose DVD” the dropdown list.</text:p>
        </text:list-item>
        <text:list-item>
          <text:p text:style-name="P10">Click “Create Rental” button.</text:p>
        </text:list-item>
        <text:list-item>
          <text:p text:style-name="P11">The “Rentals” form closes.<text:s/></text:p>
          <text:list text:continue-numbering="true">
            <text:list-item>
              <text:p text:style-name="P12">The system saves the record and returns control to the “navigation” form.</text:p>
            </text:list-item>
          </text:list>
        </text:list-item>
        <text:list-item>
          <text:p text:style-name="P13">Confirm new entry in the “Rentals Table”.</text:p>
          <text:list text:continue-numbering="true">
            <text:list-item>
              <text:p text:style-name="P14">“Rental ID” should increment by one from the previous “Rental ID”</text:p>
              <text:soft-page-break/>
              <text:list text:continue-numbering="true">
                <text:list-item>
                  <text:p text:style-name="P15">Ensure “Rental ID” is unique.</text:p>
                </text:list-item>
              </text:list>
            </text:list-item>
            <text:list-item>
              <text:p text:style-name="P16">“Customer ID” should be set to “100”.</text:p>
            </text:list-item>
            <text:list-item>
              <text:p text:style-name="P17">“DVDID” should be set to “19”.</text:p>
            </text:list-item>
            <text:list-item>
              <text:p text:style-name="P18">“Date Borrowed” should be set to the current date.</text:p>
            </text:list-item>
            <text:list-item>
              <text:p text:style-name="P19">“Returned flag” should be unticked.</text:p>
            </text:list-item>
          </text:list>
        </text:list-item>
      </text:list>
      <text:h text:style-name="Heading4" text:outline-level="4"><text:bookmark-start text:name="_Toc184632750"/>Inclusion/Exclusion Points<text:bookmark-end text:name="_Toc184632750"/></text:h>
      <text:p text:style-name="NoSpacing">All other test cases excluded.<text:s/><text:line-break/>Fresh copy of database.</text:p>
      <text:h text:style-name="Heading4" text:outline-level="4"><text:bookmark-start text:name="_Toc184632751"/>Special Requirements<text:bookmark-end text:name="_Toc184632751"/></text:h>
      <text:p text:style-name="NoSpacing">Preconditions only<text:bookmark-end text:name="_Toc494193648"/></text:p>
      <text:p text:style-name="P20"/>
      <text:h text:style-name="Heading2" text:outline-level="2"><text:bookmark-start text:name="_Toc184632742"/><text:soft-page-break/>Test Case 1.2</text:h>
      <text:h text:style-name="Heading3" text:outline-level="3"><text:bookmark-end text:name="_Toc184632742"/>Introduction</text:h>
      <text:h text:style-name="Heading4" text:outline-level="4">Purpose of the<text:s/>Test Case document</text:h>
      <text:p text:style-name="NoSpacing">This<text:s/>document<text:s/>lists<text:s/>the functional requirements<text:s/>for Unit Test 1.2 test case “Test form recording returns”.<text:s/><text:line-break/><text:line-break/>The intended audience is<text:s/><text:span text:style-name="T21">the project manager,<text:s/></text:span><text:span text:style-name="T22">development</text:span><text:span text:style-name="T23"><text:s/>team and testing team.<text:s/></text:span></text:p>
      <text:h text:style-name="Heading3" text:outline-level="3">Test Case Specification</text:h>
      <text:p text:style-name="NoSpacing">Test form recording returns<text:s/></text:p>
      <text:h text:style-name="Heading4" text:outline-level="4">Description</text:h>
      <text:p text:style-name="NoSpacing">This test is to check if the<text:s/>user can set an existing DVD to “returned”. This can be confirmed by finding the relevant entry in the “Rentals table”, showing the corresponding Customer ID (based on the selected username) and DVD ID (based on the selected DVD name) and the “Returned” checkbox is ticked.<text:s/></text:p>
      <text:h text:style-name="Heading4" text:outline-level="4">Resources</text:h>
      <text:p text:style-name="NoSpacing">Mock data</text:p>
      <text:p text:style-name="NoSpacing">Database access</text:p>
      <text:p text:style-name="NoSpacing">Program access</text:p>
      <text:h text:style-name="Heading4" text:outline-level="4">Preconditions</text:h>
      <text:p text:style-name="NoSpacing">A selection of validated customer records existing in the database</text:p>
      <text:p text:style-name="NoSpacing">A selection of validated DVD records existing in the database</text:p>
      <text:h text:style-name="Heading4" text:outline-level="4">Post Conditions</text:h>
      <text:p text:style-name="Normal">An existing record has its’ “Returned” checkbox ticked.<text:s/></text:p>
      <text:h text:style-name="Heading4" text:outline-level="4">Flow of Events</text:h>
      <text:list text:style-name="LFO4" text:continue-numbering="true">
        <text:list-item>
          <text:p text:style-name="P24">Open the SAT_DB_DVD database.</text:p>
        </text:list-item>
        <text:list-item>
          <text:p text:style-name="P25">Left click on the red “Enter Returns” button (to open the Returns form).</text:p>
        </text:list-item>
      </text:list>
      <text:p text:style-name="P26">(First run through with Normal Data as follows, second run uses blank fields)</text:p>
      <text:list text:style-name="LFO4" text:continue-numbering="true">
        <text:list-item>
          <text:p text:style-name="P27">Enter “Adams” as the “Customer Surname”.</text:p>
        </text:list-item>
        <text:list-item>
          <text:p text:style-name="P28">Confirm the “Not Returned” form opens.</text:p>
        </text:list-item>
        <text:list-item>
          <text:p text:style-name="P29">Confirm “Surname” is “Adams”</text:p>
        </text:list-item>
        <text:list-item>
          <text:p text:style-name="P30">Confirm “FirstName” is “David”</text:p>
        </text:list-item>
        <text:list-item>
          <text:p text:style-name="P31">Confirm “Initial” is “B”</text:p>
        </text:list-item>
        <text:list-item>
          <text:p text:style-name="P32">Confirm “Telephone” is “01206 025863”</text:p>
        </text:list-item>
        <text:list-item>
          <text:p text:style-name="P33">Confirm “Title” is “Donnie Darko”</text:p>
        </text:list-item>
        <text:list-item>
          <text:p text:style-name="P34">Confirm updated entry in the “Rentals Table” (Returned is now checked).</text:p>
          <text:list text:continue-numbering="true">
            <text:list-item>
              <text:p text:style-name="P35">“Rental ID” is “52”.</text:p>
            </text:list-item>
            <text:list-item>
              <text:p text:style-name="P36">“CustomerID” is “100”.</text:p>
            </text:list-item>
            <text:list-item>
              <text:p text:style-name="P37">“DVDID” is “12”.</text:p>
            </text:list-item>
            <text:list-item>
              <text:p text:style-name="P38">“Date Borrowed” is “03/01/2016”.</text:p>
            </text:list-item>
            <text:list-item>
              <text:p text:style-name="P39">Confirm “Returned” is checked.</text:p>
            </text:list-item>
          </text:list>
        </text:list-item>
      </text:list>
      <text:soft-page-break/>
      <text:h text:style-name="Heading4" text:outline-level="4">Inclusion/Exclusion Points</text:h>
      <text:p text:style-name="NoSpacing">All other test cases excluded.<text:s/><text:line-break/>Fresh copy of database.</text:p>
      <text:h text:style-name="Heading4" text:outline-level="4">Special Requirements</text:h>
      <text:p text:style-name="NoSpacing">Preconditions only</text:p>
      <text:p text:style-name="P40"/>
      <text:soft-page-break/>
      <text:h text:style-name="Heading2" text:outline-level="2">Test Case 1.3</text:h>
      <text:h text:style-name="Heading3" text:outline-level="3">Introduction</text:h>
      <text:h text:style-name="Heading4" text:outline-level="4">Purpose<text:s/>of the Test<text:s/>Case<text:s/><text:title text:fixed="false"/>document</text:h>
      <text:p text:style-name="NoSpacing">This<text:s/>document<text:s/>lists<text:s/>the functional requirements<text:s/>for Unit Test 1.3 test case “Test form to add DVDs”.<text:s/><text:line-break/><text:line-break/>The intended audience is<text:s/><text:span text:style-name="T41">the project manager,<text:s/></text:span><text:span text:style-name="T42">development</text:span><text:span text:style-name="T43"><text:s/>team and testing team.<text:s/></text:span></text:p>
      <text:h text:style-name="Heading3" text:outline-level="3">Test Case Specification</text:h>
      <text:p text:style-name="NoSpacing">Test form to add DVDs</text:p>
      <text:h text:style-name="Heading4" text:outline-level="4">Description</text:h>
      <text:p text:style-name="NoSpacing">This test is to check if the<text:s/>user can set an existing DVD to “returned”. This can be confirmed by finding the relevant entry in the “Rentals table”, showing the corresponding Customer ID (based on the selected username) and DVD ID (based on the selected DVD name) and the “Returned” checkbox is ticked.<text:s/></text:p>
      <text:h text:style-name="Heading4" text:outline-level="4">Resources</text:h>
      <text:p text:style-name="NoSpacing">Mock data</text:p>
      <text:p text:style-name="NoSpacing">Database access</text:p>
      <text:p text:style-name="NoSpacing">Program access</text:p>
      <text:h text:style-name="Heading4" text:outline-level="4">Preconditions</text:h>
      <text:p text:style-name="NoSpacing">A selection of validated customer records existing in the database</text:p>
      <text:p text:style-name="NoSpacing">A selection of validated DVD records existing in the database</text:p>
      <text:h text:style-name="Heading4" text:outline-level="4">Post Conditions</text:h>
      <text:p text:style-name="Normal">A new DVD with the selected details exists in the “DVD Table”.<text:s/></text:p>
      <text:h text:style-name="Heading4" text:outline-level="4">Flow of Events</text:h>
      <text:list text:style-name="LFO5" text:continue-numbering="true">
        <text:list-item>
          <text:p text:style-name="P44">Open the SAT_DB_DVD database.</text:p>
        </text:list-item>
        <text:list-item>
          <text:p text:style-name="P45">Left click on the “DVD Maintenance” button (to open the Returns form).</text:p>
        </text:list-item>
        <text:list-item>
          <text:p text:style-name="P46">Left click on “Ok”.</text:p>
        </text:list-item>
        <text:list-item>
          <text:p text:style-name="P47">Confirm user cannot enter a “DVDID”, as this value should be read-only.</text:p>
        </text:list-item>
      </text:list>
      <text:p text:style-name="P48">(First run through with Normal Data as follows, second run uses blank fields)</text:p>
      <text:list text:style-name="LFO5" text:continue-numbering="true">
        <text:list-item>
          <text:p text:style-name="P49">Edit “Title” to “The Avengers”.</text:p>
        </text:list-item>
        <text:list-item>
          <text:p text:style-name="P50">Edit “Genre” to “Sci-Fi”.</text:p>
        </text:list-item>
        <text:list-item>
          <text:p text:style-name="P51">Edit “Rating” to “12”.</text:p>
        </text:list-item>
        <text:list-item>
          <text:p text:style-name="P52">Edit “Lead Actor (Optional)” to “Robert Downey Jr.”</text:p>
        </text:list-item>
        <text:list-item>
          <text:p text:style-name="P53">Exit the “Enter New DVDs form”.</text:p>
        </text:list-item>
        <text:list-item>
          <text:p text:style-name="P54">Confirm new entry in the “DVD Table” (all changes have been saved).</text:p>
        </text:list-item>
      </text:list>
      <text:h text:style-name="Heading4" text:outline-level="4">Inclusion/Exclusion Points</text:h>
      <text:p text:style-name="NoSpacing">All other test cases excluded.<text:s/><text:line-break/>Fresh copy of database.</text:p>
      <text:h text:style-name="Heading4" text:outline-level="4">Special Requirements</text:h>
      <text:p text:style-name="NoSpacing">Preconditions only</text:p>
      <text:p text:style-name="P55"/>
      <text:soft-page-break/>
      <text:h text:style-name="Heading2" text:outline-level="2">Test Case 1.4</text:h>
      <text:h text:style-name="Heading3" text:outline-level="3">Introduction</text:h>
      <text:h text:style-name="Heading4" text:outline-level="4">Purpose of the Test Case document</text:h>
      <text:p text:style-name="NoSpacing">This<text:s/>document<text:s/>lists<text:s/>the functional requirements<text:s/>for Unit Test 1.4 test case “Test form to update customers”.<text:s/><text:line-break/><text:line-break/>The intended audience is<text:s/><text:span text:style-name="T56">the project manager,<text:s/></text:span><text:span text:style-name="T57">development</text:span><text:span text:style-name="T58"><text:s/>team and testing team.<text:s/></text:span></text:p>
      <text:h text:style-name="Heading3" text:outline-level="3">Test Case Specification</text:h>
      <text:p text:style-name="NoSpacing">Test form to update customers<text:s/></text:p>
      <text:h text:style-name="Heading4" text:outline-level="4">Description</text:h>
      <text:p text:style-name="NoSpacing">This test is to check if the<text:s/>user can update an existing customer’s information. This can be confirmed by finding the relevant entry in the “Customers Table”, showing the updated changes.</text:p>
      <text:h text:style-name="Heading4" text:outline-level="4">Resources</text:h>
      <text:p text:style-name="NoSpacing">Mock data</text:p>
      <text:p text:style-name="NoSpacing">Database access</text:p>
      <text:p text:style-name="NoSpacing">Program access</text:p>
      <text:h text:style-name="Heading4" text:outline-level="4">Preconditions</text:h>
      <text:p text:style-name="NoSpacing">A selection of validated customer records existing in the database</text:p>
      <text:p text:style-name="NoSpacing">A selection of validated DVD records existing in the database</text:p>
      <text:h text:style-name="Heading4" text:outline-level="4">Post Conditions</text:h>
      <text:p text:style-name="Normal">An existing customer record has the inputted changes recorded.</text:p>
      <text:h text:style-name="Heading4" text:outline-level="4">Flow of Events</text:h>
      <text:list text:style-name="LFO6" text:continue-numbering="true">
        <text:list-item>
          <text:p text:style-name="P59">Open the SAT_DB_DVD database.</text:p>
        </text:list-item>
        <text:list-item>
          <text:p text:style-name="P60">Left click on “Change Customer Details” button (to open the Customers1 form).</text:p>
        </text:list-item>
        <text:list-item>
          <text:p text:style-name="P61">Input surname as “Young”.</text:p>
        </text:list-item>
        <text:list-item>
          <text:p text:style-name="P62">Confirm that the user cannot change the customer ID (This field is read-only).</text:p>
        </text:list-item>
      </text:list>
      <text:p text:style-name="P63">(First run through with Normal Data as follows, second run uses blank fields)</text:p>
      <text:list text:style-name="LFO6" text:continue-numbering="true">
        <text:list-item>
          <text:p text:style-name="P64">Edit “Surname” to “Old”.</text:p>
        </text:list-item>
        <text:list-item>
          <text:p text:style-name="P65">Edit “Firstname” to “Billy”.</text:p>
        </text:list-item>
        <text:list-item>
          <text:p text:style-name="P66">Edit “Initial” to “A”.</text:p>
        </text:list-item>
        <text:list-item>
          <text:p text:style-name="P67">Edit “Sex” to “M”.</text:p>
        </text:list-item>
        <text:list-item>
          <text:p text:style-name="P68">Edit “Birthday” to “01/01/1927”.</text:p>
        </text:list-item>
        <text:list-item>
          <text:p text:style-name="P69">Edit “StreetAddress” to “12 The Meadow”.</text:p>
        </text:list-item>
        <text:list-item>
          <text:p text:style-name="P70">Edit “Town” to “Sloth Lake”.</text:p>
        </text:list-item>
        <text:list-item>
          <text:p text:style-name="P71">Edit “Region” to “Blake”.</text:p>
        </text:list-item>
        <text:list-item>
          <text:p text:style-name="P72">Edit “Postcode” to “ER1 IN2”.</text:p>
        </text:list-item>
        <text:list-item>
          <text:p text:style-name="P73">Edit “Telephone” to “353 1923 6184”.</text:p>
        </text:list-item>
        <text:list-item>
          <text:p text:style-name="P74">Close the “Customers1 form”.</text:p>
        </text:list-item>
        <text:list-item>
          <text:p text:style-name="P75">Confirm updated entry in the “Customers Table” (all changes have been saved).</text:p>
        </text:list-item>
      </text:list>
      <text:soft-page-break/>
      <text:h text:style-name="Heading4" text:outline-level="4">Inclusion/Exclusion Points</text:h>
      <text:p text:style-name="NoSpacing">All other test cases excluded.<text:s/><text:line-break/>Fresh copy of database.</text:p>
      <text:h text:style-name="Heading4" text:outline-level="4">Special Requirements</text:h>
      <text:p text:style-name="NoSpacing">Preconditions only</text:p>
      <text:p text:style-name="P76"/>
      <text:soft-page-break/>
      <text:h text:style-name="Heading2" text:outline-level="2">Test Case 1.5</text:h>
      <text:h text:style-name="Heading3" text:outline-level="3">Introduction</text:h>
      <text:h text:style-name="Heading4" text:outline-level="4">Purpose of the Test Case document</text:h>
      <text:p text:style-name="NoSpacing">This<text:s/>document<text:s/>lists<text:s/>the functional requirements<text:s/>for Unit Test 1.5 test case “Test form to Add customers”.<text:s/><text:line-break/><text:line-break/>The intended audience is<text:s/><text:span text:style-name="T77">the project manager,<text:s/></text:span><text:span text:style-name="T78">development</text:span><text:span text:style-name="T79"><text:s/>team and testing team.</text:span></text:p>
      <text:h text:style-name="Heading3" text:outline-level="3">Test Case Specification</text:h>
      <text:p text:style-name="NoSpacing">Test form to Add customers</text:p>
      <text:h text:style-name="Heading4" text:outline-level="4">Description</text:h>
      <text:p text:style-name="NoSpacing">This test is to check if the<text:s/>user can add a new customer’s information. This can be confirmed by finding the relevant entry in the “Customers Table”, showing the new customer.</text:p>
      <text:h text:style-name="Heading4" text:outline-level="4">Resources</text:h>
      <text:p text:style-name="NoSpacing">Mock data</text:p>
      <text:p text:style-name="NoSpacing">Database access</text:p>
      <text:p text:style-name="NoSpacing">Program access</text:p>
      <text:h text:style-name="Heading4" text:outline-level="4">Preconditions</text:h>
      <text:p text:style-name="NoSpacing">A selection of validated customer records existing in the database</text:p>
      <text:p text:style-name="NoSpacing">A selection of validated DVD records existing in the database</text:p>
      <text:h text:style-name="Heading4" text:outline-level="4">Post Conditions</text:h>
      <text:p text:style-name="Normal">A new customer record has been added to the “Customer Table”.</text:p>
      <text:h text:style-name="Heading4" text:outline-level="4">Flow of Events</text:h>
      <text:list text:style-name="LFO7" text:continue-numbering="true">
        <text:list-item>
          <text:p text:style-name="P80">Open the SAT_DB_DVD database.</text:p>
        </text:list-item>
        <text:list-item>
          <text:p text:style-name="P81">Left click on “New Customer” button (to open the Add Customers form).</text:p>
        </text:list-item>
        <text:list-item>
          <text:p text:style-name="P82">Confirm that the user cannot change the customer ID (This field is read-only).</text:p>
        </text:list-item>
      </text:list>
      <text:p text:style-name="P83">(First run through with Normal Data as follows, second run uses blank fields)</text:p>
      <text:list text:style-name="LFO7" text:continue-numbering="true">
        <text:list-item>
          <text:p text:style-name="P84">Edit “Surname” to “Bloggs”.</text:p>
        </text:list-item>
        <text:list-item>
          <text:p text:style-name="P85">Edit “Firstname” to “Jane”.</text:p>
        </text:list-item>
        <text:list-item>
          <text:p text:style-name="P86">Edit “Initial” to “D”.</text:p>
        </text:list-item>
        <text:list-item>
          <text:p text:style-name="P87">Edit “Sex” to “F”.</text:p>
        </text:list-item>
        <text:list-item>
          <text:p text:style-name="P88">Edit “Birthday” to “23/07/1982”.</text:p>
        </text:list-item>
        <text:list-item>
          <text:p text:style-name="P89">Edit “StreetAddress” to “Ballycommon”.</text:p>
        </text:list-item>
        <text:list-item>
          <text:p text:style-name="P90">Edit “Town” to “Tullamore”.</text:p>
        </text:list-item>
        <text:list-item>
          <text:p text:style-name="P91">Edit “Region” to “Offaly”.</text:p>
        </text:list-item>
        <text:list-item>
          <text:p text:style-name="P92">Edit “Postcode” to “90210”.</text:p>
        </text:list-item>
        <text:list-item>
          <text:p text:style-name="P93">Edit “Telephone” to “00353868953177”.</text:p>
        </text:list-item>
        <text:list-item>
          <text:p text:style-name="P94">Close the “Customers1 form”.</text:p>
        </text:list-item>
        <text:list-item>
          <text:p text:style-name="P95">Confirm updated entry in the “Customers Table” (all changes have been saved).</text:p>
        </text:list-item>
      </text:list>
      <text:h text:style-name="Heading4" text:outline-level="4">Inclusion/Exclusion Points</text:h>
      <text:p text:style-name="NoSpacing">All other test cases excluded.<text:s/><text:line-break/>Fresh copy of database.</text:p>
      <text:soft-page-break/>
      <text:h text:style-name="Heading4" text:outline-level="4">Special Requirements</text:h>
      <text:p text:style-name="NoSpacing">Preconditions only</text:p>
      <text:p text:style-name="P96"/>
      <text:soft-page-break/>
      <text:h text:style-name="Heading2" text:outline-level="2">Test Case 1.6</text:h>
      <text:h text:style-name="Heading3" text:outline-level="3">Introduction</text:h>
      <text:h text:style-name="Heading4" text:outline-level="4">Purpose of the Test Case document</text:h>
      <text:p text:style-name="NoSpacing">This<text:s/>document<text:s/>lists<text:s/>the functional requirements<text:s/>for Unit Test 1.6 test case “Test ad-hoc List of Current Rentals”.<text:s/><text:line-break/><text:line-break/>The intended audience is<text:s/><text:span text:style-name="T97">the project manager,<text:s/></text:span><text:span text:style-name="T98">development</text:span><text:span text:style-name="T99"><text:s/>team and testing team.<text:s/></text:span></text:p>
      <text:h text:style-name="Heading3" text:outline-level="3">Test Case Specification</text:h>
      <text:p text:style-name="NoSpacing">Test ad-hoc List of Current Rentals<text:s/></text:p>
      <text:h text:style-name="Heading4" text:outline-level="4">Description</text:h>
      <text:p text:style-name="NoSpacing">This test is to check if the<text:s/>user can see all existing DVDs that have not been returned.<text:s/></text:p>
      <text:h text:style-name="Heading4" text:outline-level="4">Resources</text:h>
      <text:p text:style-name="NoSpacing">Mock data</text:p>
      <text:p text:style-name="NoSpacing">Database access</text:p>
      <text:p text:style-name="NoSpacing">Program access</text:p>
      <text:h text:style-name="Heading4" text:outline-level="4">Preconditions</text:h>
      <text:p text:style-name="NoSpacing">A selection of validated customer records existing in the database</text:p>
      <text:p text:style-name="NoSpacing">A selection of validated DVD records existing in the database</text:p>
      <text:h text:style-name="Heading4" text:outline-level="4">Post Conditions</text:h>
      <text:p text:style-name="NoSpacing">Confirm list of DVDs that are currently rented.</text:p>
      <text:h text:style-name="Heading4" text:outline-level="4">Flow of Events</text:h>
      <text:list text:style-name="LFO8" text:continue-numbering="true">
        <text:list-item>
          <text:p text:style-name="P100">Open the SAT_DB_DVD database.</text:p>
        </text:list-item>
        <text:list-item>
          <text:p text:style-name="P101">Left click on the “Not Returned” button (to open the Not Returned form).</text:p>
        </text:list-item>
        <text:list-item>
          <text:p text:style-name="P102">Confirm list matches filtered table data (“Rentals Table”, filter false on “Returned”)</text:p>
        </text:list-item>
      </text:list>
      <text:h text:style-name="Heading4" text:outline-level="4">Inclusion/Exclusion Points</text:h>
      <text:p text:style-name="NoSpacing">All other test cases excluded.<text:s/><text:line-break/>Fresh copy of database.</text:p>
      <text:h text:style-name="Heading4" text:outline-level="4">Special Requirements</text:h>
      <text:p text:style-name="NoSpacing">Ensure only valid data exists in the database.</text:p>
      <text:p text:style-name="P103"/>
      <text:soft-page-break/>
      <text:h text:style-name="Heading2" text:outline-level="2">Test Case 1.7</text:h>
      <text:h text:style-name="Heading3" text:outline-level="3">Introduction</text:h>
      <text:h text:style-name="Heading4" text:outline-level="4">Purpose of the Test Case document</text:h>
      <text:p text:style-name="NoSpacing">This<text:s/>document<text:s/>lists<text:s/>the functional requirements<text:s/>for Unit Test 1.7 test case “Test List of current by genre”.<text:s/><text:line-break/><text:line-break/>The intended audience is<text:s/><text:span text:style-name="T104">the project manager,<text:s/></text:span><text:span text:style-name="T105">development</text:span><text:span text:style-name="T106"><text:s/>team and testing team.<text:s/></text:span></text:p>
      <text:h text:style-name="Heading3" text:outline-level="3">Test Case Specification</text:h>
      <text:p text:style-name="NoSpacing">Test List of current by genre<text:s/></text:p>
      <text:h text:style-name="Heading4" text:outline-level="4">Description</text:h>
      <text:p text:style-name="NoSpacing">This test is to check if the<text:s/>user can see a list of all DVD rentals, sorted by Genre.</text:p>
      <text:h text:style-name="Heading4" text:outline-level="4">Resources</text:h>
      <text:p text:style-name="NoSpacing">Mock data</text:p>
      <text:p text:style-name="NoSpacing">Database access</text:p>
      <text:p text:style-name="NoSpacing">Program access</text:p>
      <text:h text:style-name="Heading4" text:outline-level="4">Preconditions</text:h>
      <text:p text:style-name="NoSpacing">A selection of validated customer records existing in the database</text:p>
      <text:p text:style-name="NoSpacing">A selection of validated DVD records existing in the database</text:p>
      <text:h text:style-name="Heading4" text:outline-level="4">Post Conditions</text:h>
      <text:p text:style-name="Normal">A list of all DVD rentals is displayed, sorted by Genre.</text:p>
      <text:h text:style-name="Heading4" text:outline-level="4">Flow of Events</text:h>
      <text:list text:style-name="LFO9" text:continue-numbering="true">
        <text:list-item>
          <text:p text:style-name="P107">Open the SAT_DB_DVD database.</text:p>
        </text:list-item>
        <text:list-item>
          <text:p text:style-name="P108">Left click on the “Rentals by Genre” button (open the Rentals by Genre form).</text:p>
        </text:list-item>
        <text:list-item>
          <text:p text:style-name="P109">Enter a Genre. (Children, Thriller, Horror, Drama, Comedy, Sci-Fi, Fantasy)</text:p>
        </text:list-item>
      </text:list>
      <text:h text:style-name="Heading4" text:outline-level="4">Inclusion/Exclusion Points</text:h>
      <text:p text:style-name="NoSpacing">All other test cases excluded.<text:s/><text:line-break/>Fresh copy of database.</text:p>
      <text:h text:style-name="Heading4" text:outline-level="4">Special Requirements</text:h>
      <text:p text:style-name="NoSpacing">Preconditions only</text:p>
      <text:p text:style-name="P110"/>
      <text:soft-page-break/>
      <text:h text:style-name="P111" text:outline-level="1">System Testing</text:h>
      <text:h text:style-name="Heading2" text:outline-level="2">Test Case 1.1</text:h>
      <text:h text:style-name="Heading3" text:outline-level="3">Introduction</text:h>
      <text:h text:style-name="Heading4" text:outline-level="4">Purpose of the Test Case document</text:h>
      <text:p text:style-name="NoSpacing">This<text:s/>document<text:s/>lists<text:s/>the functional requirements<text:s/>for System Test 1.1 test case “Test Menu system works”.<text:s/><text:line-break/><text:line-break/>The intended audience is<text:s/><text:span text:style-name="T112">the project manager,<text:s/></text:span><text:span text:style-name="T113">development</text:span><text:span text:style-name="T114"><text:s/>team and testing team.<text:s/></text:span></text:p>
      <text:h text:style-name="Heading3" text:outline-level="3">Test Case Specification</text:h>
      <text:p text:style-name="NoSpacing">Test Menu system works<text:s/></text:p>
      <text:h text:style-name="Heading4" text:outline-level="4">Description</text:h>
      <text:p text:style-name="NoSpacing">This test is to check<text:s/>that all aspects of the user interface are functioning as expected.</text:p>
      <text:h text:style-name="Heading4" text:outline-level="4">Resources</text:h>
      <text:p text:style-name="NoSpacing">Mock data</text:p>
      <text:p text:style-name="NoSpacing">Database access</text:p>
      <text:p text:style-name="NoSpacing">Program access</text:p>
      <text:h text:style-name="Heading4" text:outline-level="4">Preconditions</text:h>
      <text:p text:style-name="NoSpacing">A selection of validated customer records existing in the database</text:p>
      <text:p text:style-name="NoSpacing">A selection of validated DVD records existing in the database</text:p>
      <text:h text:style-name="Heading4" text:outline-level="4">Post Conditions</text:h>
      <text:p text:style-name="NoSpacing">A new Rental record is created on the “Rentals Table” based on the selected Customer name/ID and DVD Name/ID.</text:p>
      <text:h text:style-name="Heading4" text:outline-level="4">Flow of Events</text:h>
      <text:list text:style-name="LFO10" text:continue-numbering="true">
        <text:list-item>
          <text:p text:style-name="P115">Open the SAT_DB_DVD database.</text:p>
        </text:list-item>
        <text:list-item>
          <text:p text:style-name="P116">Left click on the “DVDs” button (to open the DVD table)</text:p>
          <text:list text:continue-numbering="true">
            <text:list-item>
              <text:p text:style-name="P117">The DVD table should open.</text:p>
            </text:list-item>
          </text:list>
        </text:list-item>
        <text:list-item>
          <text:p text:style-name="P118">Left click on the yellow “Exit” button (to exit the program).</text:p>
          <text:list text:continue-numbering="true">
            <text:list-item>
              <text:p text:style-name="P119">The program should exit.</text:p>
            </text:list-item>
          </text:list>
        </text:list-item>
      </text:list>
      <text:h text:style-name="Heading4" text:outline-level="4">Inclusion/Exclusion Points</text:h>
      <text:p text:style-name="NoSpacing">All other test cases excluded.<text:s/><text:line-break/>Fresh copy of database.</text:p>
      <text:h text:style-name="Heading4" text:outline-level="4">Special Requirements</text:h>
      <text:p text:style-name="NoSpacing">Only “Exit” and “DVDs” remain untested. All other functionality has been confirmed by Unit Testing.</text:p>
      <text:p text:style-name="P120"/>
      <text:soft-page-break/>
      <text:h text:style-name="Heading2" text:outline-level="2">Test Case 1.2</text:h>
      <text:h text:style-name="Heading3" text:outline-level="3">Introduction</text:h>
      <text:h text:style-name="Heading4" text:outline-level="4">Purpose of the Test Case document</text:h>
      <text:p text:style-name="NoSpacing">This<text:s/>document<text:s/>lists<text:s/>the functional requirements<text:s/>for System Test 1.2 test case “Test system is easy to use and requires little to no training”.<text:s/><text:line-break/><text:line-break/>The intended audience is<text:s/><text:span text:style-name="T121">the project manager,<text:s/></text:span><text:span text:style-name="T122">development</text:span><text:span text:style-name="T123"><text:s/>team and testing team.<text:s/></text:span></text:p>
      <text:h text:style-name="Heading3" text:outline-level="3">Test Case Specification</text:h>
      <text:p text:style-name="NoSpacing">Test system is easy to use and requires little to no training.</text:p>
      <text:h text:style-name="Heading4" text:outline-level="4">Description</text:h>
      <text:p text:style-name="NoSpacing">This test is to check<text:s/>if the system is easy to user for non-IT employees.</text:p>
      <text:h text:style-name="Heading4" text:outline-level="4">Resources</text:h>
      <text:p text:style-name="NoSpacing">Mock data</text:p>
      <text:p text:style-name="NoSpacing">Database access</text:p>
      <text:p text:style-name="NoSpacing">Program access</text:p>
      <text:p text:style-name="NoSpacing">External Tester</text:p>
      <text:h text:style-name="Heading4" text:outline-level="4">Preconditions</text:h>
      <text:p text:style-name="NoSpacing">A selection of validated customer records existing in the database</text:p>
      <text:p text:style-name="NoSpacing">A selection of validated DVD records existing in the database</text:p>
      <text:h text:style-name="Heading4" text:outline-level="4">Post Conditions</text:h>
      <text:p text:style-name="NoSpacing">A new Rental record is created on the “Rentals Table” based on the selected Customer name/ID and DVD Name/ID.</text:p>
      <text:h text:style-name="Heading4" text:outline-level="4">Flow of Events</text:h>
      <text:list text:style-name="LFO11" text:continue-numbering="true">
        <text:list-item>
          <text:p text:style-name="P124">User should create a new rental for customer “Alexander Mitchell” and DVD “The Two Towers”.</text:p>
        </text:list-item>
      </text:list>
      <text:h text:style-name="Heading4" text:outline-level="4">Inclusion/Exclusion Points</text:h>
      <text:p text:style-name="NoSpacing">All other test cases excluded.<text:s/><text:line-break/>Fresh copy of database.</text:p>
      <text:h text:style-name="Heading4" text:outline-level="4">Special Requirements</text:h>
      <text:p text:style-name="NoSpacing">Preconditions onl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NoSpacing" style:display-name="No Spacing" style:family="paragraph">
      <style:paragraph-properties fo:margin-bottom="0in" fo:line-height="100%"/>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Times New Roman" fo:font-weight="bold" style:font-weight-asian="bold" fo:font-style="normal" style:font-style-asian="normal" fo:font-size="12pt" style:font-size-asian="12pt" style:font-size-complex="12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space-before="0in" text:min-label-width="0.3in"/>
      </text:list-level-style-number>
      <text:list-level-style-number text:level="2" text:style-name="WW_CharLFO1LV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3">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4">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5">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6">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7">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8">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9">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10">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text:list-style style:name="LFO11">
      <text:list-level-style-number text:level="1" style:num-suffix="." style:num-format="1">
        <style:list-level-properties text:space-before="0.65in" text:min-label-width="0.25in"/>
      </text:list-level-style-number>
      <text:list-level-style-number text:level="2" style:num-suffix="." style:num-format="a" style:num-letter-sync="true">
        <style:list-level-properties text:space-before="1.15in" text:min-label-width="0.25in"/>
      </text:list-level-style-number>
      <text:list-level-style-number text:level="3" style:num-suffix="." style:num-format="i">
        <style:list-level-properties fo:text-align="end" text:space-before="1.775in" text:min-label-width="0.125in"/>
      </text:list-level-style-number>
      <text:list-level-style-number text:level="4" style:num-suffix="." style:num-format="1">
        <style:list-level-properties text:space-before="2.15in" text:min-label-width="0.25in"/>
      </text:list-level-style-number>
      <text:list-level-style-number text:level="5" style:num-suffix="." style:num-format="a" style:num-letter-sync="true">
        <style:list-level-properties text:space-before="2.65in" text:min-label-width="0.25in"/>
      </text:list-level-style-number>
      <text:list-level-style-number text:level="6" style:num-suffix="." style:num-format="i">
        <style:list-level-properties fo:text-align="end" text:space-before="3.275in" text:min-label-width="0.125in"/>
      </text:list-level-style-number>
      <text:list-level-style-number text:level="7" style:num-suffix="." style:num-format="1">
        <style:list-level-properties text:space-before="3.65in" text:min-label-width="0.25in"/>
      </text:list-level-style-number>
      <text:list-level-style-number text:level="8" style:num-suffix="." style:num-format="a" style:num-letter-sync="true">
        <style:list-level-properties text:space-before="4.15in" text:min-label-width="0.25in"/>
      </text:list-level-style-number>
      <text:list-level-style-number text:level="9" style:num-suffix="." style:num-format="i">
        <style:list-level-properties fo:text-align="end" text:space-before="4.775in" text:min-label-width="0.125in"/>
      </text:list-level-style-number>
    </text:list-style>
    <style:page-layout style:name="PL0">
      <style:page-layout-properties fo:page-width="8.268in" fo:page-height="11.693in" style:print-orientation="portrait" fo:margin-top="0.5909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her, Ciaran</meta:initial-creator>
    <dc:creator>Maher, Ciaran</dc:creator>
    <meta:creation-date>2016-01-20T15:11:00Z</meta:creation-date>
    <dc:date>2016-01-20T15:11:00Z</dc:date>
    <meta:template xlink:href="Normal.dotm" xlink:type="simple"/>
    <meta:editing-cycles>2</meta:editing-cycles>
    <meta:editing-duration>PT0S</meta:editing-duration>
    <meta:document-statistic meta:page-count="13" meta:paragraph-count="24" meta:word-count="1846" meta:character-count="12350" meta:row-count="87" meta:non-whitespace-character-count="10528"/>
  </office:meta>
</office:document-meta>
</file>